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10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17976234" calcext:value-type="float">
            <text:p>0,1181797623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121500885587" calcext:value-type="float">
            <text:p>0,12150088558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118961203104" calcext:value-type="float">
            <text:p>0,11896120310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120914805014" calcext:value-type="float">
            <text:p>0,12091480501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11817976234" calcext:value-type="float">
            <text:p>0,1181797623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118961203104" calcext:value-type="float">
            <text:p>0,11896120310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116812241003" calcext:value-type="float">
            <text:p>0,11681224100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118375122531" calcext:value-type="float">
            <text:p>0,11837512253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118375122531" calcext:value-type="float">
            <text:p>0,118375122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118570482722" calcext:value-type="float">
            <text:p>0,118570482722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119156563295" calcext:value-type="float">
            <text:p>0,119156563295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119156563295" calcext:value-type="float">
            <text:p>0,11915656329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120719444823" calcext:value-type="float">
            <text:p>0,120719444823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119351923486" calcext:value-type="float">
            <text:p>0,119351923486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117984402149" calcext:value-type="float">
            <text:p>0,117984402149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120328724441" calcext:value-type="float">
            <text:p>0,12032872444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120328724441" calcext:value-type="float">
            <text:p>0,120328724441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121110165205" calcext:value-type="float">
            <text:p>0,12111016520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120914805014" calcext:value-type="float">
            <text:p>0,120914805014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117984402149" calcext:value-type="float">
            <text:p>0,117984402149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1891605969" calcext:value-type="float">
            <text:p>0,121891605969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117984402149" calcext:value-type="float">
            <text:p>0,11798440214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121110165205" calcext:value-type="float">
            <text:p>0,121110165205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117398321576" calcext:value-type="float">
            <text:p>0,11739832157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118765842913" calcext:value-type="float">
            <text:p>0,11876584291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120328724441" calcext:value-type="float">
            <text:p>0,12032872444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119156563295" calcext:value-type="float">
            <text:p>0,119156563295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117398321576" calcext:value-type="float">
            <text:p>0,11739832157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120328724441" calcext:value-type="float">
            <text:p>0,1203287244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TDEV([.B2:.B56])" office:value-type="float" office:value="0.0010403411526803" calcext:value-type="float">
            <text:p>0,0010403411526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45:14.641584876</dc:date>
    <meta:editing-duration>PT2M</meta:editing-duration>
    <meta:editing-cycles>1</meta:editing-cycles>
    <meta:document-statistic meta:table-count="1" meta:cell-count="113" meta:object-count="0"/>
    <meta:generator>LibreOffice/7.3.7.2$Linux_X86_64 LibreOffice_project/30$Build-2</meta:generator>
  </office:meta>
</office:document-meta>
</file>